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text-properties fo:language="en" fo:country="US"/>
    </style:style>
    <style:style style:name="P4" style:family="paragraph" style:parent-style-name="Text_20_body">
      <style:text-properties fo:language="en" fo:country="US" fo:font-weight="bold" style:font-weight-asian="bold" style:font-weight-complex="bold"/>
    </style:style>
    <style:style style:name="P5" style:family="paragraph" style:parent-style-name="index_20_heading">
      <style:text-properties fo:language="en" fo:country="US"/>
    </style:style>
    <style:style style:name="P6" style:family="paragraph" style:parent-style-name="index_20_heading">
      <style:paragraph-properties fo:line-height="150%"/>
      <style:text-properties fo:language="en" fo:country="US"/>
    </style:style>
    <style:style style:name="P7" style:family="paragraph" style:parent-style-name="Title">
      <style:paragraph-properties fo:text-align="start" style:justify-single-word="false"/>
    </style:style>
    <style:style style:name="P8"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9" style:family="paragraph" style:parent-style-name="Heading_20_5" style:list-style-name="">
      <style:paragraph-properties fo:margin-left="0in" fo:margin-right="0in" fo:text-align="start" style:justify-single-word="false" fo:text-indent="0in" style:auto-text-indent="false"/>
      <style:text-properties fo:font-size="12pt" fo:language="en" fo:country="US" style:font-size-asian="12pt" style:font-size-complex="12pt"/>
    </style:style>
    <style:style style:name="P10"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1" style:family="paragraph" style:parent-style-name="Text_20_body">
      <style:text-properties fo:font-weight="normal" officeooo:rsid="000d070c" officeooo:paragraph-rsid="000d070c" style:font-weight-asian="normal" style:font-weight-complex="normal"/>
    </style:style>
    <style:style style:name="P12" style:family="paragraph" style:parent-style-name="Text_20_body">
      <style:text-properties fo:font-weight="normal" officeooo:rsid="000fe8cc" officeooo:paragraph-rsid="000fe8cc" style:font-weight-asian="normal" style:font-weight-complex="normal"/>
    </style:style>
    <style:style style:name="P13" style:family="paragraph" style:parent-style-name="Text_20_body">
      <style:text-properties fo:font-weight="bold" officeooo:rsid="000fe8cc" officeooo:paragraph-rsid="000fe8cc" style:font-weight-asian="bold" style:font-weight-complex="bold"/>
    </style:style>
    <style:style style:name="P14" style:family="paragraph" style:parent-style-name="Text_20_body">
      <style:text-properties fo:font-weight="bold" officeooo:rsid="000d070c" officeooo:paragraph-rsid="000d070c" style:font-weight-asian="bold" style:font-weight-complex="bold"/>
    </style:style>
    <style:style style:name="P15" style:family="paragraph" style:parent-style-name="Title">
      <style:paragraph-properties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6"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7"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size-complex="12pt"/>
    </style:style>
    <style:style style:name="P18" style:family="paragraph" style:parent-style-name="Title">
      <style:paragraph-properties fo:text-align="start" style:justify-single-word="false"/>
      <style:text-properties fo:font-size="12pt" fo:language="en" fo:country="US" style:font-size-asian="12pt" style:font-size-complex="12pt"/>
    </style:style>
    <style:style style:name="P19" style:family="paragraph" style:parent-style-name="Title">
      <style:paragraph-properties fo:text-align="start" style:justify-single-word="false"/>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0d070c" style:font-size-asian="12pt" style:font-name-complex="Times New Roman1" style:font-size-complex="12pt"/>
    </style:style>
    <style:style style:name="T3" style:family="text">
      <style:text-properties style:font-name="Times New Roman" fo:language="en" fo:country="US" style:font-name-complex="Times New Roman1"/>
    </style:style>
    <style:style style:name="T4" style:family="text">
      <style:text-properties style:font-name="Times New Roman" fo:language="en" fo:country="US" officeooo:rsid="000d070c" style:font-name-complex="Times New Roman1"/>
    </style:style>
    <style:style style:name="T5" style:family="text">
      <style:text-properties officeooo:rsid="00104b9e"/>
    </style:style>
    <style:style style:name="T6" style:family="text">
      <style:text-properties officeooo:rsid="001145ea"/>
    </style:style>
    <style:style style:name="T7" style:family="text">
      <style:text-properties officeooo:rsid="00130597"/>
    </style:style>
    <style:style style:name="T8" style:family="text">
      <style:text-properties officeooo:rsid="0014b302"/>
    </style:style>
    <style:style style:name="T9" style:family="text">
      <style:text-properties officeooo:rsid="00163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appeenrannan teknillinen yliopisto</text:p>
      <text:p text:style-name="P15">School of Business and Management</text:p>
      <text:p text:style-name="P15"/>
      <text:p text:style-name="P17"/>
      <text:p text:style-name="P18"/>
      <text:p text:style-name="P18"/>
      <text:p text:style-name="P18"/>
      <text:p text:style-name="P18"/>
      <text:p text:style-name="P15">Sofware Development Skills</text:p>
      <text:p text:style-name="P8"/>
      <text:p text:style-name="P7"><text:span text:style-name="T2">Viivi Aholainen</text:span><text:span text:style-name="T1">, </text:span><text:span text:style-name="T2">000391764</text:span></text:p>
      <text:p text:style-name="P8"/>
      <text:p text:style-name="P8"/>
      <text:p text:style-name="P7"><text:span text:style-name="T3">LEARNING DIARY</text:span><text:span text:style-name="T4">, FRONT-END</text:span><text:span text:style-name="T3"> MODULE</text:span></text:p>
      <text:h text:style-name="P9" text:outline-level="5"/>
      <text:p text:style-name="P3"/>
      <text:p text:style-name="P3"/>
      <text:p text:style-name="P3"/>
      <text:p text:style-name="P3"/>
      <text:p text:style-name="P3"/>
      <text:p text:style-name="P6"/>
      <text:p text:style-name="P6"/>
      <text:p text:style-name="P5"/>
      <text:p text:style-name="P10">LEARNING DIARY</text:p>
      <text:p text:style-name="P4"/>
      <text:p text:style-name="P14">30.08.2022</text:p>
      <text:p text:style-name="P11">Created git repository for course work.</text:p>
      <text:p text:style-name="P11"/>
      <text:p text:style-name="P13">31.08.2022</text:p>
      <text:p text:style-name="P12">Watched the first vide<text:span text:style-name="T8">o</text:span> <text:span text:style-name="T6">a</text:span><text:span text:style-name="T5">n</text:span><text:span text:style-name="T6">d s</text:span><text:span text:style-name="T5">et up my VSCode environment </text:span><text:span text:style-name="T6">and workflow</text:span><text:span text:style-name="T5">. </text:span><text:span text:style-name="T6">Right away I learnt a lot. My previous knowledge about front-end development was the basics of HTML, CSS and JavaScript which were helpful as the tutorial dove right into </text:span><text:span text:style-name="T9">using </text:span><text:span text:style-name="T6">Sass. </text:span><text:span text:style-name="T7">Yesterday as I created the git repository, I thought I would do a different for each video but right away as I started watching the first video, I decided to work on the same project for the whole course. First I’ll work on it based on the tutorial videos and then I’ll refine it into more personalized final project.</text:span></text:p>
      <text:p text:style-name="P12"><text:tab/><text:span text:style-name="T7">After the first tutorial the website looks quite empty. We have </text:span><text:span text:style-name="T8">a </text:span><text:span text:style-name="T7">body </text:span><text:span text:style-name="T8">and a header</text:span><text:span text:style-name="T7"> with </text:span><text:span text:style-name="T8">their</text:span><text:span text:style-name="T7"> color</text:span><text:span text:style-name="T8">s</text:span><text:span text:style-name="T7"> defined in Sass. </text:span><text:span text:style-name="T8">I’m very excited to learn Sass because just the possibility to define colors at one place and use them as variables seems very useful and fun to work wit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margin-right="0in" fo:line-height="150%" fo:text-indent="0in" style:auto-text-indent="false">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7</meta:editing-cycles>
    <meta:print-date>2013-10-11T10:39:00</meta:print-date>
    <meta:creation-date>2018-09-18T16:26:00</meta:creation-date>
    <dc:date>2022-08-31T13:23:05.791846879</dc:date>
    <meta:editing-duration>PT27M8S</meta:editing-duration>
    <meta:generator>LibreOffice/7.3.5.2$Linux_X86_64 LibreOffice_project/30$Build-2</meta:generator>
    <meta:document-statistic meta:table-count="0" meta:image-count="0" meta:object-count="0" meta:page-count="2" meta:paragraph-count="11" meta:word-count="181" meta:character-count="1071" meta:non-whitespace-character-count="900"/>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